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6.54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4" table:default-cell-style-name="ce2"/>
        <table:table-row table:style-name="ro1">
          <table:table-cell/>
          <table:table-cell table:style-name="ce1" office:value-type="string" calcext:value-type="string">
            <text:p>coddpto</text:p>
          </table:table-cell>
          <table:table-cell table:style-name="ce1" office:value-type="string" calcext:value-type="string">
            <text:p>codprov</text:p>
          </table:table-cell>
          <table:table-cell table:style-name="ce1" office:value-type="string" calcext:value-type="string">
            <text:p>coddist</text:p>
          </table:table-cell>
          <table:table-cell table:style-name="ce1" office:value-type="string" calcext:value-type="string">
            <text:p>nombre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MAZON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CHAPOYAS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CHAPOY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UNCIO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LS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ET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LIQUI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UQUI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GRANAD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NC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 JAL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EIME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EVANT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GDALEN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RISCAL CASTILL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OLINOPAM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ONTEVIDE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LLERO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UINJAL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 FRANCISCO DE DAGU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N ISIDRO DE MAIN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OLOC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ON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PE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M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PAL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P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M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NG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MB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OS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ISP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SQ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UR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LORI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C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CAR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HIPAS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AL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AMBRAS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AZ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U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U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PORREDO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I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GUIL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NGU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NYA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U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UYA VIEJ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OCAL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CUM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ISU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FRANCISCO DE YE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JERONIM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 JUAN DE LOPE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NTA CATAL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TO T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TI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TR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ROVI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ODRIGUEZ DE MENDO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NICO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HAM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RIM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M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N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LPUC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ISCAL BENAVID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M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OT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ISTA ALE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ORCAN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E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O SANTIA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 CENE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TC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GUA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JA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MILAG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AM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NYA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AM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CASH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CH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CH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A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 LIBERT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LL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MPAS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RIAC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I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I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IJ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IJ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I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CLL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 MERCED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LOGNE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QU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ELARDO PARDO LEZAME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JA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YLL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CLL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MIGUEL DE CORPAN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ICL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NTONIO RAIMOND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AN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LQUI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A PRIMAV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HUAL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HU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HU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MASH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TAQU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R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I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MIGUEL DE 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H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I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UN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ENA VISTA AL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NDANTE NO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AUT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M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U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YAN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U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Y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L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MPAR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UEBLO LI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URAC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O TORIB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J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VIN DE HUANT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CH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CCH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T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S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U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AHU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AP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MAR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PEDRO DE CH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N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LUZURIA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S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UC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IDEL OLIVAS ESCUD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L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U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US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EAZAR GUZMAN BARR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LLA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B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OGNE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CHU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CASCHU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DOV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L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LLA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MP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OM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M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YL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INU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C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C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TAPAR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LL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MPAS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RAR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P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IC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LACL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AT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MBO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CERES DEL PER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C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EPE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M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ISH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EVO CHIMBO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FONSO UGAR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NGAL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LL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CH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ICSI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SH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GASH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UNG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UNG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SCAP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TAC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ANRAHI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UPLU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AN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ONIO RAIMOND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LAMEL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C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IR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UAN DE RONT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LOS FERMIN FITZCARRAL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AU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NICO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UN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ME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ME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HAPE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LV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LEB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C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JAMARQ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HU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C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CRISTOBAL DE RAJ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PE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IAGO DE CHIL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PURIM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B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B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I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CO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I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MBR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ICHIR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PEDRO DE CACH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MBU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MARA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L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AY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TARU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PI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OCO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ÑAY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OR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PAIRI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INT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OR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YAN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JUAN DE CHAC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JUSTO APU SAHUARAU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DAHUAYL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AHUAYL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RAPA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A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NCARAM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CARAY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KISHUA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CO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MPACHIR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ANTONIO DE CACH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JERONIM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LAVE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URP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ACU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OMACO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TA MARIA DE CHICM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UMAY HUARA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UAYAN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 MIGUEL DE CHACCRAM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KAQUI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 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QUI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UAN ESPINOZA MEDRA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ROPE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CHAC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BA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TABAM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MB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YLLUR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TABAM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AQUI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LLHUAHUA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QUIBAMB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URP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ILLA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M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ISCAL GAMAR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CAELA BASTID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OGRE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TAY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URP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VI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VIRU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URA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NCH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NCH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NG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CHAR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NCO HUA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CC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URAN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ANR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EQU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REQU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EQU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Y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RRO COLO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RACA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G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 J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LLE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UCAR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C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OLO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QUEQUE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BAND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JUAN DE SIG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JUAN DE TARUC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TA ISABEL DE SIG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TA RITA DE SI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OC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I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CH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VIT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YANAH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YAR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Y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RIANO MEL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JACOBO HUNTE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LTO SELVA ALE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JOSE LUIS BUSTAMANTE Y RIV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YLL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V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H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BANACO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YLL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LLAL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POR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CHU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L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DRIG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ANTONIO DE CH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IB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P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TU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YAN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MAJ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OSE MARIA QUIMPE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IANO NICOLAS VALCARC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ISCAL CACE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ICOLAS DE PIERO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CO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MUEL PASTOR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AVEL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AVEL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AR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ICO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TIQUI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LLA UNIO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HUACH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L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APAR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NUHUANU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QU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OM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QUICA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YA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P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LCAY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O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CAR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CHAG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RCO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MPA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I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R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Ñ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IR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DES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QUI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YA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LAM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ANAQUI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IO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S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LLE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ACH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AN VALDIV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S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EJ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NTA DE BOMB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T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RC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NACOT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M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Y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ECHU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Y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U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ME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ACU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M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CU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S VIN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MEN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N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OSE DE TIC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JUAN BAUT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IAGO DE PIS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VIN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AMB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COC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O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C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ACAYC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JESUS NAZARE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GA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GA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US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 MOROCHU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RIA PARADO DE BELLI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YAHU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MANG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GUA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URI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IL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IV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LOCH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IL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UNG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UIS CARR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MUGARI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UCAN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QUI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UCA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BAN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MEN SALCED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VIÑ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IPA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C-HU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RAMATE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EONCIO PRAD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UCAN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LLAU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OCAÑ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OTO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CO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PEDR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TA ANA DE HUAYCAHUACH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ANTA LUCI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AIS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AN PEDRO DE PALC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INA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A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RONEL CASTAÑE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UM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CAPAU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U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UYUS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FRANCISCO DE RAVACAY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PAHUA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CTOR FAJAR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ME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N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Y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MANQUI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NCARAY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R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VILCAN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SQU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 SA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CS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TIAGO DE LUCAN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LCAS HUA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LCAS HUA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SCHO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CO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CEP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MBA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UR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UCAR DEL SARA S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U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CU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YO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AVIER DE ALP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JOSE DE US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RA S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UER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L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SALVADOR DE QUIJ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IAGO DE PAUCA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PEDRO DE LAR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CA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HILC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OR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SUN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E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NCAÑA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ES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S BAÑOS DEL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LACAN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GDAL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M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J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CH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DE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T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ELEND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LEND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TEG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UMUCH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SM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ORGE CHAV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SE GALV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IGUEL IGLES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X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ORO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T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A LIBERTAD DE PAL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TUM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UM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LE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UZM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BEN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UPISN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NTAR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ON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TA CRUZ DE TOLE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LAYU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J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O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RAMA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MPIN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EROCO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ANDRES DE 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JUAN DE CUTER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LUIS DE LUC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TO DOMINGO DE LA CAP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O T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OCO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ORIBIO CASANOV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O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O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GUI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CHA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CH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ADIN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IGUIRIP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MBA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MBO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J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LAM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IRACOS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CCH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ION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QUEROCOT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TACA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OCMOCHE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JUAN DE LICUPI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HOROPAMP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HAL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LG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MB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UGU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LG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A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AS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ONT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OMAHU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LL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FELI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JOSE DEL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S PIR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UA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T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NCAYBAÑ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 ESPER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IN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EX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TIC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UYU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D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UCE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Q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FLORI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L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ANCH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IEP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GREGOR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SILVESTRE DE COCH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L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NION AGUA B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ONGO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ATILLU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IGNAC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IGNAC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RI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AMBAL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COI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OSE DE LOURD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BAC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AR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DRO GALV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CHO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EGORIO P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OSE MANUEL QUIRO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DUARDO VILLANUE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SE SABOG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N BERNARD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UMBAD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U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U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CO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R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JERONIM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SEBAST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IA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Y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WANCHAQ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O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O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P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OMACAN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NDO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GAR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SOC LLAC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NCHAYPUJ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OCO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M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LLE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CY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ZURI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CHI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C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M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IS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SALVAD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R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YANATI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ANAO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EC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UNTURKANK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NG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M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EH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UPAC AMAR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CH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CU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MB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ECAC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ANG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ITU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PE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IN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MBIVILC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O TOMA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PACMAR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QUEMAR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MA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VITAC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USCO </text:p>
          </table:table-cell>
          <table:table-cell table:number-columns-repeated="1014"/>
        </table:table-row>
        <table:table-row table:style-name="ro1">
          <table:table-cell/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IÑOT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VELIL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SPIN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PIN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DOR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POR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CO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LL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CHI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YCKU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LTO PICHI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CONVEN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A 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CHAR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O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AN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TERE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UELLO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KIMB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CH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CA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OQUI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MA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AURIS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CCARI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ILLPI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UCAR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UCAR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I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QUE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LL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KOSÑ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NCA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QUISPICAN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R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AHUAYL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MAN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CARHU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CAT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US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UC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RC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OCONG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OROPE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QUIQUIJ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R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R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NCH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LL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CHUPICCH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LLANTAY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YU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BAMB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AY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E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CHOCO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YLLAH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IZCU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RISCAL CACE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EVO OCC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IL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V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SCENS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HUA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OM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OSAR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NGARA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R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HO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LAN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G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N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LLAY-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CA-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JULC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ANTONIO DE ANTAP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O TOMAS DE 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ECC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COCHACC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STROVIRRE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TROVIRRE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URA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P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U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CH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UAM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OLLE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JU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AN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ICR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ANTA 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YAC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MP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S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CRA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HUAY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ANIEL HERNAND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CHOCO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UARI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ÑAHUIMPUQU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AZ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QUISHU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 MARCOS DE ROCCH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URC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INTAY PUN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LC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Y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V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DO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ACUNDO 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T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R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CO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ILPICH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UE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QUITO 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ANTONIO DE CUSI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FRANCISCO DE SANGAYA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ISI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IAGO DE CHOCORV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TIAGO DE QUIRAH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TO DOMINGO DE CAP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RC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RC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NCHI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CARM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MERCE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CR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UCAR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MIGUEL DE MAYOC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PEDRO DE COR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CH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OSM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NCH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URU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S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FRANCISCO DE CAY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PEDRO DE CHAU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MARIA DEL VALL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R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MARIL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ILLCO 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YAC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Y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LP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CH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C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FRANC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RAFA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MAY-KICHW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S DE 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UQ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R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A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QUIV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IP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HUN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ILL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Y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MALI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L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VIN DE PARI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CAS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IR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NZ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UNCH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UÑ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NT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AÑ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CRA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L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BUENAVENT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EONCIO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PA-RU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ANIEL ALOMIA ROBL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RMILIO VALDIZ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UYA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IANO DAMASO BERAU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JOSE CRESPO Y CAS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CHIT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N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G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L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M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ERTO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ON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ERTO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DO DEL POZU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OURN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UYAPICHIS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CAY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CAY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NR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CHABAMBA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CH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URI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ES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Ñ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FRANCISCO DE AS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ERO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MIGUEL DE CAU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OND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IV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ROW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VIN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PARICIO POMA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HU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ACAS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MP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O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 TINGUI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S AQUIJ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RCO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JOSE DE LOS MOLI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UAN BAUT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TIA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UBTANJ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AUCA DEL ROSAR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ACHACUTE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OCUCAJ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NCHA AL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V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NCHA B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L CARM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ROCIO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PEDRO DE HUACARP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NAM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MBO DE M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LTO LA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JUAN DE YAN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Z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Z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NGU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L INGE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O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STA ALE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NCA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RA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AND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CLEMEN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UPAC AMARU I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LI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O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IB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JUN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HUACALL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LL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C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C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HONGOS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HUP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EL 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UACRAPUQU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UALH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HUAN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HUASI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HUAYU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INGE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ARI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ILCO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QUICH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QUIL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 AGUS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AN JERONIMO DE TUN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ANTO DOMINGO DE 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AÑ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APALL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SIC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VIQU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CEP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CEP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MB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EROINAS TOLE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NZANA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MARISCAL 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AT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UEVE DE JUL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ORCOTU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TA ROSA DE OCO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JOSE DE QU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A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TA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NCH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 MANT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M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RI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ERT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ANJA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JUL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EONOR ORDOÑ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LOCLL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S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OLI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ON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U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UQUIYA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A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AN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OM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IC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N LOREN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 PEDRO DE CHUN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IN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UNAN 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URIC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MASMA CHIC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SAU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YA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UN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N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HU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ND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LC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ICO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S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LC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PEDRO DE CAJ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 ORO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CAPAL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Y H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APOM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RO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C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A BARBARA DE CARHU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ITU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ROSA DE SAC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TI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TI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VIRI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LAY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ZAM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MPA HERM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NG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IO NEG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RIO 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ANCH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NCHA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N RAM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T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LUIS DE SHU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ICHANA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REN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P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HU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NGOS BAJ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CH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MANCACA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UAN DE YS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JUAN DE JAR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RES DE DICIEM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N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 LIBERT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RUJ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RUJ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UANCH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RE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LAVERR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IM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CTOR LARCO HERR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OR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L PORVENI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 ESPER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FLORENCIA DE M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MB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DOR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NGOT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CU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CHU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CHEZ CARR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MA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CHO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UG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RCA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AGO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R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RTIM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TUZ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TUZ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ALL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RAT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RANCH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CUE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RAND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L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NSICAP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SQUI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M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CAS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PEDRO DE LL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ADAL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QUETEP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CAS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O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T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Y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LDIB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LL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L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NCAS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NG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RCO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TA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AURI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RP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IAGO DE CHA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TIAGO DE 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TIAGO DE CH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CHICAD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LLE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LLE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RUV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CRUZ DE CH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GAS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SC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C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IC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C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TIAGO DE C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GDALENA DE C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IJ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AZU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SA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EP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P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C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UL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RAN CHIM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C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UC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RMOT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YAPULL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VIRU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RU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O </text:p>
          </table:table-cell>
          <table:table-cell table:number-columns-repeated="1014"/>
        </table:table-row>
        <table:table-row table:style-name="ro1">
          <table:table-cell/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UADALUP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BAY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ICL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ICL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NGOYA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T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TEN PUER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GU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ONSEF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EVA AR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YOTU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IC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MENT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JOSE LEONARDO ORTI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LA VICT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AYAL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AT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OM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UCA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TU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ERREÑAF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ERREÑAF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C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ÑAR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ITI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UEBLO NUE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UEL ANTONIO MESONES MU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BAY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BAYE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CH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LIM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AY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CHUM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ORRO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OT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LM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JO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UCUM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C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RE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RAB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ACLA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HORRIL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A VICTO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 MOL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NC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URIGAN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UR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MAGDALENA DEL 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CHACAM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UEBLO LI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UCUS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UENTE PIED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UNTA HERM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UNTA NEG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IM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AN BARTO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 ISID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ARRA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N MARTIN DE POR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ANTA MARIA DEL M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SANTIAGO DE SU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URQU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VILLA MARIA DEL TRIUNF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ESUS M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INDEPENDEN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EL AGUSTI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AN JUAN DE 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AN JUAN DE LURIGAN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IENEGU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AN BOR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VILLA EL SALVAD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LOS OLIV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SANTA AN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J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JA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ORG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NCAP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AHU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MANT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CHA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BUENAVENT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A ROSA DE QUIV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ÑE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VICENTE DE CAÑE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RRO AZU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AY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MPERI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UNAHU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UEVO IMPERI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CAR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QUIL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LU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TA CRUZ DE 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ZUÑI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S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B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LETA DE CARQU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EC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UALM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EONCIO P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CC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TA LEON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TA M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VEGUE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OCH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TUC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IO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L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AMP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OSE DE LOS CHORRILL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C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U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AROCH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AHUAY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ARIAT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RICARDO PAL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ANDRES DE TUPI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BARTOLOM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AN DAM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ANGALL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N JUAN DE TANTARAN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AN LORENZO DE QUINT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N MATE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MATEO DE OT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AN PEDRO DE HUANCAY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ANTA CRUZ DE COCACH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ANTA EULAL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ANTIAGO DE ANCHUC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ANTIAGO DE TU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ANTO DOMINGO DE LOS OLL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U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UACHU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AR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AN JUAN DE IR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A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AU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AU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YAV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ZANG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ARAN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CH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LON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HO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MP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UANC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HUANGASC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UANT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HUAÑE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LAR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LI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IRAF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QUINCH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QUINO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JOAQU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AN PEDRO DE PI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TA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TAURI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T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VIÑA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VITI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HON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MADE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UTI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ATAHUA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AVILLOS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AVILLOS BAJ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UCALL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ANC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HU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MPI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CAR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MIGUEL DE AC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EINTISIETE DE NOVIEMB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TA CRUZ DE AND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UMB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RR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R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MO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TIVI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U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PE PUER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Y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Y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UJU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DAJ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CHANG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CH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RE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Y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QUI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TO NAN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RNANDO LO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S AMAZ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Z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AP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UTUM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ORRES CAUS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INDI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PUNCH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EL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JUAN BAUT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ENIENTE MANUEL CLAV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LTO AMAZO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URIMAGU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SAPUER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JEB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GU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T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ENIENTE CESAR LOPEZ ROJ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RE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IN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G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RARI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OMPETER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TO TAPI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PE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MILIO 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QU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INA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PL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PI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ENARO HERR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AQUER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AY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TA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ARGAS GUER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DRE MARQU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MPA HERM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RA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AHU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RAMON 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MON 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B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AV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TEM DEL MARAÑ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R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DO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HUAP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NSERI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RO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ST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DRE DE DI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MBO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MBO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NAMB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S PIEDR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BERI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ITZCARRAL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DRE DE DI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EPETU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HUA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ÑAP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BE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HUAMAN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QU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NIE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QU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U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CHUM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OR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MEG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ENERAL SANCHEZ CER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MA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AL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OJ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CHUÑ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CAP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LO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TAL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UQU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QUINISTAQU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BI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YUN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I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 ALGARR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AUPI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CH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RI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YL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INAC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LLANCHAC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UCARTAMB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FCO DE ASIS DE YARUSYAC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MON BOLIV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TICL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INYAHUAR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VIC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YANACAN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ANIEL ALCIDES CARR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ANA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ACAY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YLLARISQUIZ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UC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PEDRO DE PI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ANA DE TU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APU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VIL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X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XA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ONT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N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UERTO BERMUD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LLA R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OZU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LCAZ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NSTITUC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ST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TACA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AR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AS LO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AMBO GRAN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URA MO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EL TAL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YAB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B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I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GU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NT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CAI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PIL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ICCHE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JILI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AI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NCHA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RM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OND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NDOR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 CARMEN DE LA FRONTE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MIGUEL DE EL FA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ALAQUI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RROP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ULUCA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ENOS AI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AL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RROP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LIT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TA CATALINA DE MOS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TO DOMI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A MAT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YAMA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N JUAN DE BIGO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OTAP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EN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 HU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AMARI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CHAY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UL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L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NCON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RCAVEL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IGUEL CHE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QUERECO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LITR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GNACIO ESCUD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L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IÑ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L AL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BR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BI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N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S ORGAN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ECH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CHU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C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ERN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LLAVISTA DE LA UN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RISTO NOS VAL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INCONADA-LLICU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N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TUN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PACHI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UCU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H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ÑAZ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UCARCO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ICHAC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IQUILL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VIL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LATE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MANT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ZANG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ZANGA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H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S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MIN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U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OSE DOMINGO CHOQUEHU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UÑ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OTO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AN ANT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AN JOS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AN JUAN DE SALIN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TIAGO DE PUP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TIR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R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CUS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JOY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Y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RUC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ITU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LLACH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 GAB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USICAY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HUCUI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AGUAD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ACULL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SACO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OM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ZEP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KELL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NCAN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UANCAN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J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CHUPA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US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OSAS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AR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VILQUE CHI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UATAS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BAN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APU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ICAS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CUV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RAT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UC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ANTA LUC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VILAVI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ELG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YAV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TA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LAL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C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Ñ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RUR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UMACH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D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D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YOC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MB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H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TAMBU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QUI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N JUAN DEL O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YANAHU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TO INAMBA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AN PEDRO DE PUTINA PUN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ROM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LI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B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BANILL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AC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UNG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UNG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NI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P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P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TURAP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LLAR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INI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ANTONIO DE PUT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T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DRO VILCA AP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QUILCAPUN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NAN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I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L CO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LAV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LCU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PA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DURIR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H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I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IL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YRAP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Y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YOBA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ZAD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B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JEPELAC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ORITO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YANTA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UALLA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POS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SCO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CAN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INGO DE SAPOS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TO SAPOSO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 ESLAB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A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M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RRANQUI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YNAR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UÑUMBUQ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INTO RECO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UMIS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HAN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BALOS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ZAPATER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LONSO DE ALVA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ROQUE DE CUMBA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RISCAL CACE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UANJU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MPAN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ICUNG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CHI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AJAR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I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I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SI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ORONG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URAC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EVA CAJAMAR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LIAS SOPLIN VARG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FERNAN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RDO MIGU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WAJU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APO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BERTO LEVEA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CAT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HAZU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HIPUR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L PORVENI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HUIMBAYOC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JUAN GUER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ORAL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APAPL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AN ANTONI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AUC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HAPA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A BANDA DE SHILCAY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AN RAFAE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N PAB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TO BIA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UALLAG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AJO BIAV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OC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CACH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EVO PROGRE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LVO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HUN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UCHI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CO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CO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ENOS AIR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SPIZA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ILLU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UCAC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CRISTOB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AN HILARIO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INGO DE PONA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TRES UNID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HAMBOYACU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L DORAD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N JOSE DE SI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GUA BLAN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ATOJ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N MART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TA ROS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C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C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C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CLA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CH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L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OCOLL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AM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TO DE LA ALIANZ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IUDAD NUEV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RONEL GREGORIO ALBARRACIN L.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AR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A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HEROES ALBARRACI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STIQU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IQUE PAMP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ITAJ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USAP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TARUCACH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ICAC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ORGE BASADR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CUMB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T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A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NDARAV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NDARAV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IR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IB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UANUAR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QUILAHUAN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AMILAC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MB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TUMB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UMB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RAL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CRUZ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AMPAS DE HOSPIT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N JACINT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N JUAN DE LA VIRGEN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TRALMIRANTE VILLAR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ORRITO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SITA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NOAS DE PUNTA S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ZARUM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RUMIL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TAPA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PAYAL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GUAS VERDE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UCAYAL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RONEL PORTILL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LE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ARINACOCH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SISE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MPOVERDE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PAR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EVA REQUE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NANTAY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DRE AB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DRE ABAD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RAZO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IMAN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TALAY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IMONDI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AHUANI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UR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PAHU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UR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RUS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A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LLA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AVIS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 PUNT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MEN DE LA LEGUA-REYNOSO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 PERLA 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ENTANILLA </text:p>
          </table:table-cell>
          <table:table-cell table:number-columns-repeated="1014"/>
        </table:table-row>
        <table:table-row table:style-name="ro1" table:number-rows-repeated="104651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Hoja1.E130:Hoja1.E13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7">00/00/0000</text:date>, <text:time style:data-style-name="N2" text:time-value="23:37:55.4576563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 Campos</meta:initial-creator>
    <meta:creation-date>2015-01-25T12:50:00.997424572</meta:creation-date>
    <dc:date>2015-01-27T23:38:09.138871423</dc:date>
    <dc:creator>Angel Campos</dc:creator>
    <meta:editing-duration>PT2H4M21S</meta:editing-duration>
    <meta:editing-cycles>32</meta:editing-cycles>
    <meta:generator>LibreOffice/4.2.7.2$Linux_X86_64 LibreOffice_project/420m0$Build-2</meta:generator>
    <meta:document-statistic meta:table-count="1" meta:cell-count="8231" meta:object-count="0"/>
  </office:meta>
</office:document-meta>
</file>